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Limiting value superior, limiting value inferior</math:mtext>
        </math:mrow>
      </math:mtr>
      <math:mtr/>
      <math:mtr>
        <math:mrow>
          <math:mstyle math:fontweight="bold">
            <math:mrow>
              <math:mtext>Definition: </math:mtext>
            </math:mrow>
          </math:mstyle>
          <math:mtext>if </math:mtext>
          <math:msub>
            <math:mrow>
              <math:mo math:stretchy="false">(</math:mo>
              <math:msub>
                <math:mi>a</math:mi>
                <math:mi>n</math:mi>
              </math:msub>
              <math:mo math:stretchy="false">)</math:mo>
            </math:mrow>
            <math:mrow>
              <math:mi>n</math:mi>
              <math:mo math:stretchy="false">∈</math:mo>
              <math:mo math:stretchy="false">ℕ</math:mo>
            </math:mrow>
          </math:msub>
          <math:mtext>  is a sequence of real numbers. Then you define</math:mtext>
        </math:mrow>
      </math:mtr>
      <math:mtr>
        <math:mrow>
          <math:mrow>
            <math:munder>
              <math:mi>lim sup</math:mi>
              <math:mrow>
                <math:mi>n</math:mi>
                <math:mo math:stretchy="false">→</math:mo>
                <math:mo math:stretchy="false">∞</math:mo>
              </math:mrow>
            </math:munder>
            <math:msub>
              <math:mi>a</math:mi>
              <math:mi>n</math:mi>
            </math:msub>
          </math:mrow>
          <math:mo math:stretchy="false">=</math:mo>
          <math:mrow>
            <math:munder>
              <math:mi>lim</math:mi>
              <math:mrow>
                <math:mi>n</math:mi>
                <math:mo math:stretchy="false">→</math:mo>
                <math:mo math:stretchy="false">∞</math:mo>
              </math:mrow>
            </math:munder>
            <math:mrow>
              <math:mo math:stretchy="false">(</math:mo>
              <math:mrow>
                <math:mtext>sup</math:mtext>
                <math:mo math:stretchy="false">{</math:mo>
                <math:msub>
                  <math:mi>a</math:mi>
                  <math:mi>k</math:mi>
                </math:msub>
                <math:mtext>: </math:mtext>
                <math:mrow>
                  <math:mi>k</math:mi>
                  <math:mo math:stretchy="false">≥</math:mo>
                  <math:mi>n</math:mi>
                </math:mrow>
                <math:mo math:stretchy="false">}</math:mo>
              </math:mrow>
              <math:mo math:stretchy="false">)</math:mo>
            </math:mrow>
          </math:mrow>
        </math:mrow>
      </math:mtr>
      <math:mtr>
        <math:mrow>
          <math:mrow>
            <math:munder>
              <math:mi>lim inf</math:mi>
              <math:mrow>
                <math:mi>n</math:mi>
                <math:mo math:stretchy="false">→</math:mo>
                <math:mo math:stretchy="false">∞</math:mo>
              </math:mrow>
            </math:munder>
            <math:msub>
              <math:mi>a</math:mi>
              <math:mi>n</math:mi>
            </math:msub>
          </math:mrow>
          <math:mo math:stretchy="false">=</math:mo>
          <math:mrow>
            <math:munder>
              <math:mi>lim</math:mi>
              <math:mrow>
                <math:mi>n</math:mi>
                <math:mo math:stretchy="false">→</math:mo>
                <math:mo math:stretchy="false">∞</math:mo>
              </math:mrow>
            </math:munder>
            <math:mrow>
              <math:mo math:stretchy="false">(</math:mo>
              <math:mrow>
                <math:mtext>inf</math:mtext>
                <math:mo math:stretchy="false">{</math:mo>
                <math:msub>
                  <math:mi>a</math:mi>
                  <math:mi>k</math:mi>
                </math:msub>
                <math:mtext>: </math:mtext>
                <math:mrow>
                  <math:mi>k</math:mi>
                  <math:mo math:stretchy="false">≥</math:mo>
                  <math:mi>n</math:mi>
                </math:mrow>
                <math:mo math:stretchy="false">}</math:mo>
              </math:mrow>
              <math:mo math:stretchy="false">)</math:mo>
            </math:mrow>
          </math:mrow>
        </math:mrow>
      </math:mtr>
      <math:mtr/>
      <math:mtr/>
      <math:mtr>
        <math:mrow>
          <math:mtext>We see the sequence </math:mtext>
          <math:mrow>
            <math:msub>
              <math:mi>a</math:mi>
              <math:mi>n</math:mi>
            </math:msub>
            <math:mo math:stretchy="false">=</math:mo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>n</math:mi>
            </math:msup>
          </math:mrow>
          <math:mrow>
            <math:mo math:stretchy="false">(</math:mo>
            <math:mrow>
              <math:mn>1</math:mn>
              <math:mo math:stretchy="false">+</math:mo>
              <math:mstyle math:fontsize="50%">
                <math:mrow>
                  <math:mfrac>
                    <math:mn>1</math:mn>
                    <math:mi>n</math:mi>
                  </math:mfrac>
                </math:mrow>
              </math:mstyle>
            </math:mrow>
            <math:mo math:stretchy="false">)</math:mo>
          </math:mrow>
          <math:mtext>, </math:mtext>
          <math:mrow>
            <math:mi>n</math:mi>
            <math:mo math:stretchy="false">≥</math:mo>
            <math:mn>1</math:mn>
          </math:mrow>
          <math:mtext>. Here is</math:mtext>
        </math:mrow>
      </math:mtr>
      <math:mtr>
        <math:mrow>
          <math:mrow/>
          <math:mtext>sup </math:mtext>
          <math:mo math:stretchy="false">{</math:mo>
          <math:msub>
            <math:mi>a</math:mi>
            <math:mi>k</math:mi>
          </math:msub>
          <math:mtext>: </math:mtext>
          <math:mrow>
            <math:mi>k</math:mi>
            <math:mo math:stretchy="false">≥</math:mo>
            <math:mi>n</math:mi>
          </math:mrow>
          <math:mrow>
            <math:mo math:stretchy="false">}</math:mo>
            <math:mo math:stretchy="false">=</math:mo>
            <math:mrow>
              <math:mo math:stretchy="true">{</math:mo>
              <math:mtable>
                <math:mtr>
                  <math:mtd>
                    <math:mrow>
                      <math:mrow>
                        <math:mn>1</math:mn>
                        <math:mo math:stretchy="false">+</math:mo>
                        <math:mstyle math:fontsize="50%">
                          <math:mrow>
                            <math:mfrac>
                              <math:mn>1</math:mn>
                              <math:mi>n</math:mi>
                            </math:mfrac>
                          </math:mrow>
                        </math:mstyle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odd,</math:mtext>
                    </math:mrow>
                  </math:mtd>
                </math:mtr>
                <math:mtr>
                  <math:mtd>
                    <math:mrow>
                      <math:mrow>
                        <math:mn>1</math:mn>
                        <math:mo math:stretchy="false">+</math:mo>
                        <math:mstyle math:fontsize="50%">
                          <math:mrow>
                            <math:mfrac>
                              <math:mn>1</math:mn>
                              <math:mrow>
                                <math:mi>n</math:mi>
                                <math:mo math:stretchy="false">+</math:mo>
                                <math:mn>1</math:mn>
                              </math:mrow>
                            </math:mfrac>
                          </math:mrow>
                        </math:mstyle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even.</math:mtext>
                    </math:mrow>
                  </math:mtd>
                </math:mtr>
              </math:mtable>
            </math:mrow>
          </math:mrow>
        </math:mrow>
      </math:mtr>
      <math:mtr>
        <math:mrow>
          <math:mtext>Thus </math:mtext>
          <math:mrow>
            <math:mrow>
              <math:munder>
                <math:mi>lim sup</math:mi>
                <math:mrow>
                  <math:mi>n</math:mi>
                  <math:mo math:stretchy="false">→</math:mo>
                  <math:mo math:stretchy="false">∞</math:mo>
                </math:mrow>
              </math:munder>
              <math:msub>
                <math:mi>a</math:mi>
                <math:mi>n</math:mi>
              </math:msub>
            </math:mrow>
            <math:mo math:stretchy="false">=</math:mo>
            <math:mn>1</math:mn>
          </math:mrow>
          <math:mtext> applies.</math:mtext>
        </math:mrow>
      </math:mtr>
      <math:mtr>
        <math:mtext>Correspondingly, you have</math:mtext>
      </math:mtr>
      <math:mtr>
        <math:mrow>
          <math:mrow/>
          <math:mtext>inf </math:mtext>
          <math:mo math:stretchy="false">{</math:mo>
          <math:msub>
            <math:mi>a</math:mi>
            <math:mi>k</math:mi>
          </math:msub>
          <math:mtext>: </math:mtext>
          <math:mrow>
            <math:mi>k</math:mi>
            <math:mo math:stretchy="false">≥</math:mo>
            <math:mi>n</math:mi>
          </math:mrow>
          <math:mrow>
            <math:mo math:stretchy="false">}</math:mo>
            <math:mo math:stretchy="false">=</math:mo>
            <math:mrow>
              <math:mo math:stretchy="true">{</math:mo>
              <math:mtable>
                <math:mtr>
                  <math:mtd>
                    <math:mrow>
                      <math:mrow>
                        <math:mo math:stretchy="false">−</math:mo>
                        <math:mrow>
                          <math:mo math:stretchy="false">(</math:mo>
                          <math:mrow>
                            <math:mn>1</math:mn>
                            <math:mo math:stretchy="false">+</math:mo>
                            <math:mstyle math:fontsize="50%">
                              <math:mrow>
                                <math:mfrac>
                                  <math:mn>1</math:mn>
                                  <math:mi>n</math:mi>
                                </math:mfrac>
                              </math:mrow>
                            </math:mstyle>
                          </math:mrow>
                          <math:mo math:stretchy="false">)</math:mo>
                        </math:mrow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odd,</math:mtext>
                    </math:mrow>
                  </math:mtd>
                </math:mtr>
                <math:mtr>
                  <math:mtd>
                    <math:mrow>
                      <math:mrow>
                        <math:mo math:stretchy="false">−</math:mo>
                        <math:mrow>
                          <math:mo math:stretchy="false">(</math:mo>
                          <math:mrow>
                            <math:mn>1</math:mn>
                            <math:mo math:stretchy="false">+</math:mo>
                            <math:mstyle math:fontsize="50%">
                              <math:mrow>
                                <math:mfrac>
                                  <math:mn>1</math:mn>
                                  <math:mrow>
                                    <math:mi>n</math:mi>
                                    <math:mo math:stretchy="false">+</math:mo>
                                    <math:mn>1</math:mn>
                                  </math:mrow>
                                </math:mfrac>
                              </math:mrow>
                            </math:mstyle>
                          </math:mrow>
                          <math:mo math:stretchy="false">)</math:mo>
                        </math:mrow>
                      </math:mrow>
                      <math:mtext>,</math:mtext>
                    </math:mrow>
                  </math:mtd>
                  <math:mtd>
                    <math:mrow>
                      <math:mtext> if </math:mtext>
                      <math:mi>n</math:mi>
                      <math:mtext> is even.</math:mtext>
                    </math:mrow>
                  </math:mtd>
                </math:mtr>
              </math:mtable>
            </math:mrow>
          </math:mrow>
        </math:mrow>
      </math:mtr>
      <math:mtr>
        <math:mrow>
          <math:mtext>Therefore, </math:mtext>
          <math:mrow>
            <math:mrow>
              <math:munder>
                <math:mi>lim inf</math:mi>
                <math:mrow>
                  <math:mi>n</math:mi>
                  <math:mo math:stretchy="false">→</math:mo>
                  <math:mo math:stretchy="false">∞</math:mo>
                </math:mrow>
              </math:munder>
              <math:msub>
                <math:mi>a</math:mi>
                <math:mi>n</math:mi>
              </math:msub>
            </math:mrow>
            <math:mo math:stretchy="false">=</math:mo>
            <math:mrow>
              <math:mo math:stretchy="false">−</math:mo>
              <math:mn>1</math:mn>
            </math:mrow>
          </math:mrow>
          <math:mtext>.</math:mtext>
        </math:mrow>
      </math:mtr>
    </math:mtable>
    <math:annotation math:encoding="StarMath 5.0">{}"Limiting value superior, limiting value inferior" newline newline
bold "Definition: " "if " (a_n)_{n in setN} "  is a sequence of real numbers. Then you define" newline 
limsup from {n toward infinity} a_n = lim from n toward infinity ("sup" \{ a_k ": "k &gt;= n\}) newline
liminf from {n toward infinity} a_n = lim from n toward infinity ("inf" \{ a_k ": "k &gt;= n\}) newline newline newline
"We see the sequence " a_n = (-1)^n(1+ size *0.5 {1 over n}) ", " n &gt;= 1". Here is"  newline
{}"sup " \{a_k": " k&gt;=n \} = left lbrace matrix{1 + size *0.5 {1 over n}","#" if "n" is odd,"##1 + size *0.5 {1 over {n+1}}","#" if "n" is even."} right none newline
"Thus " limsup from {n toward infinity} a_n = 1" applies." newline
"Correspondingly, you have" newline
{}"inf " \{a_k": " k&gt;=n \} = left lbrace matrix{-(1 + size *0.5 {1 over n})","#" if "n" is odd,"##-(1 + size *0.5 {1 over {n+1}})","#" if "n" is even."} right none newline
"Therefore, " liminf from {n toward infinity} a_n = -1"."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2:10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